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12cm"/>
    </style:style>
    <style:style style:name="pr3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xml:id="id2" draw:id="id2" draw:layer="layout" svg:width="4.572cm" svg:height="1.773cm" svg:x="6.114cm" svg:y="0.013cm">
            <text:p text:style-name="P1"><text:span text:style-name="T1">Exponential reward</text:span></text:p>
            <text:p text:style-name="P1"><text:span text:style-name="T1"><text:s/></text:span><text:span text:style-name="T1">with betting on</text:span></text:p>
            <text:p text:style-name="P1"><text:span text:style-name="T1"><text:s/></text:span><text:span text:style-name="T1">continuous co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7" draw:id="id7" draw:layer="layout" svg:width="4.572cm" svg:height="1.773cm" svg:x="12.214cm" svg:y="0.013cm">
            <text:p text:style-name="P1"><text:span text:style-name="T1">Optimal OLO/OCO</text:span></text:p>
            <text:p text:style-name="P1"><text:span text:style-name="T1">In 1-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" draw:id="id1" draw:layer="layout" svg:width="4.572cm" svg:height="1.773cm" svg:x="0.014cm" svg:y="0.013cm">
            <text:p text:style-name="P1"><text:span text:style-name="T1">Universal</text:span></text:p>
            <text:p text:style-name="P1"><text:span text:style-name="T1">Portfolio Selec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" draw:layer="layout" svg:x1="4.586cm" svg:y1="0.9cm" svg:x2="6.114cm" svg:y2="0.9cm" draw:start-shape="id1" draw:start-glue-point="10" draw:end-shape="id2" draw:end-glue-point="6" svg:d="m4586 900h1528" svg:viewBox="0 0 1529 1">
            <text:p/>
          </draw:connector>
          <draw:custom-shape draw:style-name="gr1" draw:text-style-name="P2" xml:id="id6" draw:id="id6" draw:layer="layout" svg:width="4.572cm" svg:height="1.773cm" svg:x="18.314cm" svg:y="5.613cm">
            <text:p text:style-name="P1"><text:span text:style-name="T1">Automatic</text:span></text:p>
            <text:p text:style-name="P1"><text:span text:style-name="T1">Model Selection</text:span></text:p>
            <text:p text:style-name="P1"><text:span text:style-name="T1">In Hilbert spac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3" draw:id="id3" draw:layer="layout" svg:width="4.572cm" svg:height="1.773cm" svg:x="0.064cm" svg:y="2.73cm">
            <text:p text:style-name="P1"><text:span text:style-name="T1">MB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4" draw:id="id4" draw:layer="layout" svg:width="4.572cm" svg:height="1.773cm" svg:x="6.114cm" svg:y="5.614cm">
            <text:p text:style-name="P1"><text:span text:style-name="T1">Exponential Reward</text:span></text:p>
            <text:p text:style-name="P1"><text:span text:style-name="T1">In Hilbert spac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5" draw:id="id5" draw:layer="layout" svg:width="4.572cm" svg:height="1.773cm" svg:x="12.214cm" svg:y="5.614cm">
            <text:p text:style-name="P1"><text:span text:style-name="T1">Adaptive OLO/OCO</text:span></text:p>
            <text:p text:style-name="P1"><text:span text:style-name="T1">In Hilbert spac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svg:x1="4.636cm" svg:y1="3.617cm" svg:x2="8.4cm" svg:y2="1.786cm" draw:start-shape="id3" draw:start-glue-point="10" draw:end-shape="id2" draw:end-glue-point="8" svg:d="m4636 3617h3764v-1831" svg:viewBox="0 0 3765 1832">
            <text:p/>
          </draw:connector>
          <draw:connector draw:style-name="gr3" draw:text-style-name="P1" draw:layer="layout" svg:x1="4.636cm" svg:y1="3.617cm" svg:x2="8.4cm" svg:y2="5.614cm" draw:start-shape="id3" draw:start-glue-point="10" draw:end-shape="id4" draw:end-glue-point="4" svg:d="m4636 3617h3764v1997" svg:viewBox="0 0 3765 1998">
            <text:p/>
          </draw:connector>
          <draw:connector draw:style-name="gr3" draw:text-style-name="P1" draw:layer="layout" svg:x1="16.786cm" svg:y1="6.501cm" svg:x2="18.314cm" svg:y2="6.499cm" draw:start-shape="id5" draw:start-glue-point="10" draw:end-shape="id6" svg:d="m16786 6501h765v-2h763" svg:viewBox="0 0 1529 3">
            <text:p/>
          </draw:connector>
          <draw:connector draw:style-name="gr3" draw:text-style-name="P1" draw:layer="layout" svg:x1="10.686cm" svg:y1="0.9cm" svg:x2="12.214cm" svg:y2="0.9cm" draw:start-shape="id2" draw:start-glue-point="10" draw:end-shape="id7" draw:end-glue-point="6" svg:d="m10686 900h1528" svg:viewBox="0 0 1529 1">
            <text:p/>
          </draw:connector>
          <draw:connector draw:style-name="gr3" draw:text-style-name="P1" draw:layer="layout" svg:x1="10.686cm" svg:y1="6.501cm" svg:x2="12.214cm" svg:y2="6.501cm" draw:start-shape="id4" draw:start-glue-point="10" draw:end-shape="id5" draw:end-glue-point="6" svg:d="m10686 6501h1528" svg:viewBox="0 0 1529 1">
            <text:p/>
          </draw:connector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12cm" svg:x="1.4cm" svg:y="0.829cm" presentation:class="title" presentation:placeholder="true">
          <draw:text-box/>
        </draw:frame>
        <draw:frame presentation:style-name="pr3" draw:layer="layout" svg:width="25.199cm" svg:height="12.18cm" svg:x="1.4cm" svg:y="4.911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1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6cm" fo:text-indent="0cm"/>
      <style:text-properties fo:font-size="27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1cm" fo:text-indent="0cm"/>
      <style:text-properties fo:font-size="23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3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3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3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3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3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2.9cm" fo:page-height="7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002cm" svg:x="1cm" svg:y="4.419cm"/>
      <draw:page-thumbnail draw:layer="backgroundobjects" svg:width="9.294cm" svg:height="3.002cm" svg:x="1cm" svg:y="12.467cm"/>
      <draw:page-thumbnail draw:layer="backgroundobjects" svg:width="9.294cm" svg:height="3.002cm" svg:x="1cm" svg:y="20.515cm"/>
      <draw:page-thumbnail draw:layer="backgroundobjects" svg:width="9.294cm" svg:height="3.002cm" svg:x="11.295cm" svg:y="4.419cm"/>
      <draw:page-thumbnail draw:layer="backgroundobjects" svg:width="9.294cm" svg:height="3.002cm" svg:x="11.295cm" svg:y="12.467cm"/>
      <draw:page-thumbnail draw:layer="backgroundobjects" svg:width="9.294cm" svg:height="3.002cm" svg:x="11.295cm" svg:y="20.515cm"/>
    </style:handout-master>
    <style:master-page style:name="Default" style:page-layout-name="PM1" draw:style-name="Mdp1">
      <draw:frame presentation:style-name="Default-title" draw:layer="backgroundobjects" svg:width="25.199cm" svg:height="3.512cm" svg:x="1.4cm" svg:y="0.829cm" presentation:class="title" presentation:placeholder="true">
        <draw:text-box/>
      </draw:frame>
      <draw:frame presentation:style-name="Default-outline1" draw:layer="backgroundobjects" svg:width="25.199cm" svg:height="12.18cm" svg:x="1.4cm" svg:y="4.911cm" presentation:class="outline" presentation:placeholder="true">
        <draw:text-box/>
      </draw:frame>
      <draw:frame presentation:style-name="Mpr1" draw:text-style-name="MP1" draw:layer="backgroundobjects" svg:width="6.523cm" svg:height="1.447cm" svg:x="1.4cm" svg:y="19.12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4cm" svg:height="1.447cm" svg:x="9.575cm" svg:y="19.12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7cm" svg:x="20.075cm" svg:y="19.12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8T16:41:58.231276946</meta:creation-date>
    <dc:date>2015-11-02T11:03:07.667351415</dc:date>
    <meta:editing-duration>PT2M32S</meta:editing-duration>
    <meta:editing-cycles>4</meta:editing-cycles>
    <meta:generator>LibreOffice/4.1.6.2$Linux_X86_64 LibreOffice_project/410$Build-2</meta:generator>
    <meta:document-statistic meta:object-count="41"/>
  </office:meta>
</office:document-meta>
</file>